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f11d" officeooo:paragraph-rsid="0019f11d"/>
    </style:style>
    <style:style style:name="P2" style:family="paragraph" style:parent-style-name="Standard">
      <style:text-properties officeooo:rsid="001bcec5" officeooo:paragraph-rsid="001bcec5"/>
    </style:style>
    <style:style style:name="P3" style:family="paragraph" style:parent-style-name="Standard" style:list-style-name="L2">
      <style:text-properties officeooo:rsid="001bcec5" officeooo:paragraph-rsid="001bcec5"/>
    </style:style>
    <style:style style:name="P4" style:family="paragraph" style:parent-style-name="Standard" style:list-style-name="L3">
      <style:text-properties officeooo:rsid="001bcec5" officeooo:paragraph-rsid="001bcec5"/>
    </style:style>
    <style:style style:name="P5" style:family="paragraph" style:parent-style-name="Standard" style:list-style-name="L1">
      <style:text-properties fo:font-size="8pt" officeooo:rsid="001bcec5" officeooo:paragraph-rsid="001bcec5"/>
    </style:style>
    <style:style style:name="P6" style:family="paragraph" style:parent-style-name="Standard" style:list-style-name="L2">
      <style:text-properties officeooo:rsid="001c00c6" officeooo:paragraph-rsid="001c00c6"/>
    </style:style>
    <style:style style:name="P7" style:family="paragraph" style:parent-style-name="Standard" style:list-style-name="L3">
      <style:text-properties officeooo:rsid="001c00c6" officeooo:paragraph-rsid="001c00c6"/>
    </style:style>
    <style:style style:name="P8" style:family="paragraph" style:parent-style-name="Standard" style:list-style-name="L3">
      <style:text-properties officeooo:rsid="001da96e" officeooo:paragraph-rsid="001da96e"/>
    </style:style>
    <style:style style:name="P9" style:family="paragraph" style:parent-style-name="Standard" style:list-style-name="L3">
      <style:text-properties officeooo:rsid="001da96e" officeooo:paragraph-rsid="001dcd24"/>
    </style:style>
    <style:style style:name="P10" style:family="paragraph" style:parent-style-name="Standard" style:list-style-name="L2">
      <style:text-properties officeooo:rsid="001da96e" officeooo:paragraph-rsid="001da96e"/>
    </style:style>
    <style:style style:name="P11" style:family="paragraph" style:parent-style-name="Standard" style:list-style-name="L3">
      <style:text-properties officeooo:rsid="001dcd24" officeooo:paragraph-rsid="001dcd24"/>
    </style:style>
    <style:style style:name="P12" style:family="paragraph" style:parent-style-name="Standard" style:list-style-name="L2">
      <style:text-properties officeooo:rsid="001dcd24" officeooo:paragraph-rsid="001dcd24"/>
    </style:style>
    <style:style style:name="P13" style:family="paragraph" style:parent-style-name="Standard" style:list-style-name="L2">
      <style:text-properties officeooo:rsid="001e5a6e" officeooo:paragraph-rsid="001e5a6e"/>
    </style:style>
    <style:style style:name="T1" style:family="text">
      <style:text-properties officeooo:rsid="001dcd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 B p. 71</text:p>
      <text:p text:style-name="P1">Una nación de emigrantes</text:p>
      <text:p text:style-name="P1"/>
      <text:p text:style-name="P1">CO</text:p>
      <text:p text:style-name="P1"/>
      <text:p text:style-name="P2">Moi :</text:p>
      <text:list xml:id="list8795412830283363605" text:style-name="L1">
        <text:list-item>
          <text:p text:style-name="P5">Type :</text:p>
          <text:list>
            <text:list-item>
              <text:p text:style-name="P5">Documentaire</text:p>
            </text:list-item>
          </text:list>
        </text:list-item>
        <text:list-item>
          <text:p text:style-name="P5">Locuteurs :</text:p>
          <text:list>
            <text:list-item>
              <text:p text:style-name="P5">7 personnes :</text:p>
              <text:list>
                <text:list-item>
                  <text:p text:style-name="P5">La journaliste/présentatrice</text:p>
                </text:list-item>
                <text:list-item>
                  <text:p text:style-name="P5">6 témoins : 4 femmes et 2 hommes</text:p>
                </text:list-item>
              </text:list>
            </text:list-item>
          </text:list>
        </text:list-item>
        <text:list-item>
          <text:p text:style-name="P5">Sujet :</text:p>
          <text:list>
            <text:list-item>
              <text:p text:style-name="P5">Les raisons pour lesquelles les habitants de tel pays décident d’émigrer</text:p>
            </text:list-item>
          </text:list>
        </text:list-item>
      </text:list>
      <text:p text:style-name="P2"/>
      <text:p text:style-name="P2">En classe :</text:p>
      <text:list xml:id="list9067692108318541125" text:style-name="L2">
        <text:list-item>
          <text:p text:style-name="P3">Esta grabación es un reportaje acerca de las causas de la emigración en Ecuador</text:p>
          <text:list>
            <text:list-header>
              <text:p text:style-name="P6">Emigración : Cuando las personas se van de su país origen</text:p>
            </text:list-header>
          </text:list>
        </text:list-item>
        <text:list-item>
          <text:p text:style-name="P6">Una locutora que habla dos veces, y seis entrevistados</text:p>
        </text:list-item>
        <text:list-item>
          <text:p text:style-name="P6">Hablan de la crisis económica de los noventa (90) → toda latinoamérica</text:p>
        </text:list-item>
        <text:list-item>
          <text:p text:style-name="P6">más grave para Ecuador</text:p>
        </text:list-item>
        <text:list-item>
          <text:p text:style-name="P6">Todo el mundo quiebra de empresas</text:p>
        </text:list-item>
        <text:list-item>
          <text:p text:style-name="P6">Perdida de empleos → el paro</text:p>
        </text:list-item>
        <text:list-item>
          <text:p text:style-name="P10">Aumento de la delincuencia</text:p>
        </text:list-item>
        <text:list-item>
          <text:p text:style-name="P10">El 8 % cree en un futuro mejor</text:p>
          <text:p text:style-name="P10">El 10 % cree que <text:span text:style-name="T1">podrá</text:span> encontrar un trabajo</text:p>
          <text:p text:style-name="P10">El 7 % cree que el país saldrá adelante</text:p>
        </text:list-item>
        <text:list-item>
          <text:p text:style-name="P10">El pesimismo</text:p>
        </text:list-item>
        <text:list-item>
          <text:p text:style-name="P12">La crisis afecta todas las clases</text:p>
        </text:list-item>
        <text:list-item>
          <text:p text:style-name="P12">Paises desarrollados</text:p>
          <text:list>
            <text:list-header>
              <text:p text:style-name="P12">EEUU, Europa</text:p>
            </text:list-header>
          </text:list>
        </text:list-item>
        <text:list-item>
          <text:p text:style-name="P12">El Eldorado</text:p>
          <text:list>
            <text:list-header>
              <text:p text:style-name="P12">→ emigración</text:p>
              <text:p text:style-name="P12">← busca de una vida mejor</text:p>
            </text:list-header>
          </text:list>
        </text:list-item>
        <text:list-item>
          <text:p text:style-name="P12">La fuerte de trabajo es casa</text:p>
          <text:p text:style-name="P12">No es remunerado como se debe</text:p>
        </text:list-item>
        <text:list-item>
          <text:p text:style-name="P13"/>
        </text:list-item>
      </text:list>
      <text:p text:style-name="P2"/>
      <text:p text:style-name="P2"/>
      <text:p text:style-name="P2"/>
      <text:p text:style-name="P2">Lexique :</text:p>
      <text:list xml:id="list4842526242430380098" text:style-name="L3">
        <text:list-item>
          <text:p text:style-name="P4">Una grabación = un enregistrement</text:p>
        </text:list-item>
        <text:list-item>
          <text:p text:style-name="P7">La quiebra de empresas = la faillite des entreprises</text:p>
        </text:list-item>
        <text:list-item>
          <text:p text:style-name="P8">El paro = le chômage</text:p>
        </text:list-item>
        <text:list-item>
          <text:p text:style-name="P8">La gente = les gens</text:p>
          <text:list>
            <text:list-item>
              <text:p text:style-name="P8">On ne dit pas « las gentes »</text:p>
            </text:list-item>
          </text:list>
          <text:p text:style-name="P8">La ropa = les vêtements</text:p>
        </text:list-item>
        <text:list-item>
          <text:p text:style-name="P8">Una fuerte</text:p>
        </text:list-item>
        <text:list-item>
          <text:p text:style-name="P9">Saldrá → Salir au futur</text:p>
          <text:list>
            <text:list-header>
              <text:p text:style-name="P11">Podrá → Poder</text:p>
            </text:list-header>
          </text:list>
        </text:list-item>
        <text:list-item>
          <text:p text:style-name="P9">Salir adelante = s’en sorti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08:21:36.538000000</meta:creation-date>
    <dc:date>2018-12-14T09:12:54.641000000</dc:date>
    <meta:editing-duration>PT19M56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45" meta:word-count="264" meta:character-count="1194" meta:non-whitespace-character-count="1013"/>
  </office:meta>
</office:document-meta>
</file>